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1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T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6" table:default-cell-style-name="ce2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string" calcext:value-type="string">
            <text:p>Last 3</text:p>
          </table:table-cell>
          <table:table-cell table:style-name="ce1" office:value-type="string" calcext:value-type="string">
            <text:p>Last 1</text:p>
          </table:table-cell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Away</text:p>
          </table:table-cell>
          <table:table-cell table:style-name="ce1" office:value-type="float" office:value="2005" calcext:value-type="float">
            <text:p>2005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izona</text:p>
          </table:table-cell>
          <table:table-cell office:value-type="percentage" office:value="0.3915" calcext:value-type="percentage">
            <text:p>39.15%</text:p>
          </table:table-cell>
          <table:table-cell office:value-type="percentage" office:value="0.4359" calcext:value-type="percentage">
            <text:p>43.59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3929" calcext:value-type="percentage">
            <text:p>39.29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3808" calcext:value-type="percentage">
            <text:p>38.08%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tlanta</text:p>
          </table:table-cell>
          <table:table-cell office:value-type="percentage" office:value="0.3591" calcext:value-type="percentage">
            <text:p>35.91%</text:p>
          </table:table-cell>
          <table:table-cell office:value-type="percentage" office:value="0.4103" calcext:value-type="percentage">
            <text:p>41.03%</text:p>
          </table:table-cell>
          <table:table-cell office:value-type="percentage" office:value="0.4118" calcext:value-type="percentage">
            <text:p>41.18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3426" calcext:value-type="percentage">
            <text:p>34.26%</text:p>
          </table:table-cell>
          <table:table-cell office:value-type="percentage" office:value="0.4292" calcext:value-type="percentage">
            <text:p>42.92%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ltimore</text:p>
          </table:table-cell>
          <table:table-cell office:value-type="percentage" office:value="0.4016" calcext:value-type="percentage">
            <text:p>40.16%</text:p>
          </table:table-cell>
          <table:table-cell office:value-type="percentage" office:value="0.3784" calcext:value-type="percentage">
            <text:p>37.84%</text:p>
          </table:table-cell>
          <table:table-cell office:value-type="percentage" office:value="0.1818" calcext:value-type="percentage">
            <text:p>18.18%</text:p>
          </table:table-cell>
          <table:table-cell office:value-type="percentage" office:value="0.378" calcext:value-type="percentage">
            <text:p>37.80%</text:p>
          </table:table-cell>
          <table:table-cell office:value-type="percentage" office:value="0.4273" calcext:value-type="percentage">
            <text:p>42.73%</text:p>
          </table:table-cell>
          <table:table-cell office:value-type="percentage" office:value="0.3909" calcext:value-type="percentage">
            <text:p>39.09%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uffalo</text:p>
          </table:table-cell>
          <table:table-cell office:value-type="percentage" office:value="0.3166" calcext:value-type="percentage">
            <text:p>31.66%</text:p>
          </table:table-cell>
          <table:table-cell office:value-type="percentage" office:value="0.3421" calcext:value-type="percentage">
            <text:p>34.21%</text:p>
          </table:table-cell>
          <table:table-cell office:value-type="percentage" office:value="0.3846" calcext:value-type="percentage">
            <text:p>38.46%</text:p>
          </table:table-cell>
          <table:table-cell office:value-type="percentage" office:value="0.3267" calcext:value-type="percentage">
            <text:p>32.67%</text:p>
          </table:table-cell>
          <table:table-cell office:value-type="percentage" office:value="0.3061" calcext:value-type="percentage">
            <text:p>30.61%</text:p>
          </table:table-cell>
          <table:table-cell office:value-type="percentage" office:value="0.3682" calcext:value-type="percentage">
            <text:p>36.82%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rolina</text:p>
          </table:table-cell>
          <table:table-cell office:value-type="percentage" office:value="0.311" calcext:value-type="percentage">
            <text:p>31.10%</text:p>
          </table:table-cell>
          <table:table-cell office:value-type="percentage" office:value="0.3659" calcext:value-type="percentage">
            <text:p>36.59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3303" calcext:value-type="percentage">
            <text:p>33.03%</text:p>
          </table:table-cell>
          <table:table-cell office:value-type="percentage" office:value="0.42" calcext:value-type="percentage">
            <text:p>42.00%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icago</text:p>
          </table:table-cell>
          <table:table-cell office:value-type="percentage" office:value="0.3574" calcext:value-type="percentage">
            <text:p>35.74%</text:p>
          </table:table-cell>
          <table:table-cell office:value-type="percentage" office:value="0.3043" calcext:value-type="percentage">
            <text:p>30.43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469" calcext:value-type="percentage">
            <text:p>34.69%</text:p>
          </table:table-cell>
          <table:table-cell office:value-type="percentage" office:value="0.3692" calcext:value-type="percentage">
            <text:p>36.92%</text:p>
          </table:table-cell>
          <table:table-cell office:value-type="percentage" office:value="0.2851" calcext:value-type="percentage">
            <text:p>28.51%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incinnati</text:p>
          </table:table-cell>
          <table:table-cell office:value-type="percentage" office:value="0.3582" calcext:value-type="percentage">
            <text:p>35.82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3846" calcext:value-type="percentage">
            <text:p>38.46%</text:p>
          </table:table-cell>
          <table:table-cell office:value-type="percentage" office:value="0.4059" calcext:value-type="percentage">
            <text:p>40.59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4387" calcext:value-type="percentage">
            <text:p>43.87%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leveland</text:p>
          </table:table-cell>
          <table:table-cell office:value-type="percentage" office:value="0.3349" calcext:value-type="percentage">
            <text:p>33.49%</text:p>
          </table:table-cell>
          <table:table-cell office:value-type="percentage" office:value="0.2571" calcext:value-type="percentage">
            <text:p>25.71%</text:p>
          </table:table-cell>
          <table:table-cell office:value-type="percentage" office:value="0.4167" calcext:value-type="percentage">
            <text:p>41.67%</text:p>
          </table:table-cell>
          <table:table-cell office:value-type="percentage" office:value="0.3942" calcext:value-type="percentage">
            <text:p>39.42%</text:p>
          </table:table-cell>
          <table:table-cell office:value-type="percentage" office:value="0.2762" calcext:value-type="percentage">
            <text:p>27.62%</text:p>
          </table:table-cell>
          <table:table-cell office:value-type="percentage" office:value="0.33" calcext:value-type="percentage">
            <text:p>33.00%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llas</text:p>
          </table:table-cell>
          <table:table-cell office:value-type="percentage" office:value="0.4725" calcext:value-type="percentage">
            <text:p>47.25%</text:p>
          </table:table-cell>
          <table:table-cell office:value-type="percentage" office:value="0.4118" calcext:value-type="percentage">
            <text:p>41.18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4632" calcext:value-type="percentage">
            <text:p>46.32%</text:p>
          </table:table-cell>
          <table:table-cell office:value-type="percentage" office:value="0.4797" calcext:value-type="percentage">
            <text:p>47.97%</text:p>
          </table:table-cell>
          <table:table-cell office:value-type="percentage" office:value="0.4052" calcext:value-type="percentage">
            <text:p>40.52%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nver</text:p>
          </table:table-cell>
          <table:table-cell office:value-type="percentage" office:value="0.3697" calcext:value-type="percentage">
            <text:p>36.97%</text:p>
          </table:table-cell>
          <table:table-cell office:value-type="percentage" office:value="0.3684" calcext:value-type="percentage">
            <text:p>36.84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3786" calcext:value-type="percentage">
            <text:p>37.86%</text:p>
          </table:table-cell>
          <table:table-cell office:value-type="percentage" office:value="0.3611" calcext:value-type="percentage">
            <text:p>36.11%</text:p>
          </table:table-cell>
          <table:table-cell office:value-type="percentage" office:value="0.3617" calcext:value-type="percentage">
            <text:p>36.17%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troit</text:p>
          </table:table-cell>
          <table:table-cell office:value-type="percentage" office:value="0.3263" calcext:value-type="percentage">
            <text:p>32.63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5294" calcext:value-type="percentage">
            <text:p>52.94%</text:p>
          </table:table-cell>
          <table:table-cell office:value-type="percentage" office:value="0.3085" calcext:value-type="percentage">
            <text:p>30.85%</text:p>
          </table:table-cell>
          <table:table-cell office:value-type="percentage" office:value="0.3438" calcext:value-type="percentage">
            <text:p>34.38%</text:p>
          </table:table-cell>
          <table:table-cell office:value-type="percentage" office:value="0.3884" calcext:value-type="percentage">
            <text:p>38.84%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een Bay</text:p>
          </table:table-cell>
          <table:table-cell office:value-type="percentage" office:value="0.3917" calcext:value-type="percentage">
            <text:p>39.17%</text:p>
          </table:table-cell>
          <table:table-cell office:value-type="percentage" office:value="0.463" calcext:value-type="percentage">
            <text:p>46.3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3571" calcext:value-type="percentage">
            <text:p>35.71%</text:p>
          </table:table-cell>
          <table:table-cell office:value-type="percentage" office:value="0.4219" calcext:value-type="percentage">
            <text:p>42.19%</text:p>
          </table:table-cell>
          <table:table-cell office:value-type="percentage" office:value="0.4118" calcext:value-type="percentage">
            <text:p>41.18%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ouston</text:p>
          </table:table-cell>
          <table:table-cell office:value-type="percentage" office:value="0.3889" calcext:value-type="percentage">
            <text:p>38.89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255" calcext:value-type="percentage">
            <text:p>42.55%</text:p>
          </table:table-cell>
          <table:table-cell office:value-type="percentage" office:value="0.3558" calcext:value-type="percentage">
            <text:p>35.58%</text:p>
          </table:table-cell>
          <table:table-cell office:value-type="percentage" office:value="0.3425" calcext:value-type="percentage">
            <text:p>34.25%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ianapolis</text:p>
          </table:table-cell>
          <table:table-cell office:value-type="percentage" office:value="0.5378" calcext:value-type="percentage">
            <text:p>53.78%</text:p>
          </table:table-cell>
          <table:table-cell office:value-type="percentage" office:value="0.4615" calcext:value-type="percentage">
            <text:p>46.15%</text:p>
          </table:table-cell>
          <table:table-cell office:value-type="percentage" office:value="0.4444" calcext:value-type="percentage">
            <text:p>44.44%</text:p>
          </table:table-cell>
          <table:table-cell office:value-type="percentage" office:value="0.5345" calcext:value-type="percentage">
            <text:p>53.45%</text:p>
          </table:table-cell>
          <table:table-cell office:value-type="percentage" office:value="0.5407" calcext:value-type="percentage">
            <text:p>54.07%</text:p>
          </table:table-cell>
          <table:table-cell office:value-type="percentage" office:value="0.4677" calcext:value-type="percentage">
            <text:p>46.77%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cksonville</text:p>
          </table:table-cell>
          <table:table-cell office:value-type="percentage" office:value="0.3917" calcext:value-type="percentage">
            <text:p>39.17%</text:p>
          </table:table-cell>
          <table:table-cell office:value-type="percentage" office:value="0.4667" calcext:value-type="percentage">
            <text:p>46.67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4057" calcext:value-type="percentage">
            <text:p>40.57%</text:p>
          </table:table-cell>
          <table:table-cell office:value-type="percentage" office:value="0.3784" calcext:value-type="percentage">
            <text:p>37.84%</text:p>
          </table:table-cell>
          <table:table-cell office:value-type="percentage" office:value="0.3966" calcext:value-type="percentage">
            <text:p>39.66%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ansas City</text:p>
          </table:table-cell>
          <table:table-cell office:value-type="percentage" office:value="0.3913" calcext:value-type="percentage">
            <text:p>39.13%</text:p>
          </table:table-cell>
          <table:table-cell office:value-type="percentage" office:value="0.2927" calcext:value-type="percentage">
            <text:p>29.27%</text:p>
          </table:table-cell>
          <table:table-cell office:value-type="percentage" office:value="0.0909" calcext:value-type="percentage">
            <text:p>9.09%</text:p>
          </table:table-cell>
          <table:table-cell office:value-type="percentage" office:value="0.4455" calcext:value-type="percentage">
            <text:p>44.55%</text:p>
          </table:table-cell>
          <table:table-cell office:value-type="percentage" office:value="0.3417" calcext:value-type="percentage">
            <text:p>34.17%</text:p>
          </table:table-cell>
          <table:table-cell office:value-type="percentage" office:value="0.4272" calcext:value-type="percentage">
            <text:p>42.72%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iami</text:p>
          </table:table-cell>
          <table:table-cell office:value-type="percentage" office:value="0.3761" calcext:value-type="percentage">
            <text:p>37.61%</text:p>
          </table:table-cell>
          <table:table-cell office:value-type="percentage" office:value="0.2955" calcext:value-type="percentage">
            <text:p>29.55%</text:p>
          </table:table-cell>
          <table:table-cell office:value-type="percentage" office:value="0.5333" calcext:value-type="percentage">
            <text:p>53.33%</text:p>
          </table:table-cell>
          <table:table-cell office:value-type="percentage" office:value="0.3559" calcext:value-type="percentage">
            <text:p>35.59%</text:p>
          </table:table-cell>
          <table:table-cell office:value-type="percentage" office:value="0.3966" calcext:value-type="percentage">
            <text:p>39.66%</text:p>
          </table:table-cell>
          <table:table-cell office:value-type="percentage" office:value="0.3511" calcext:value-type="percentage">
            <text:p>35.11%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innesota</text:p>
          </table:table-cell>
          <table:table-cell office:value-type="percentage" office:value="0.3305" calcext:value-type="percentage">
            <text:p>33.05%</text:p>
          </table:table-cell>
          <table:table-cell office:value-type="percentage" office:value="0.2439" calcext:value-type="percentage">
            <text:p>24.39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3277" calcext:value-type="percentage">
            <text:p>32.77%</text:p>
          </table:table-cell>
          <table:table-cell office:value-type="percentage" office:value="0.3282" calcext:value-type="percentage">
            <text:p>32.82%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w England</text:p>
          </table:table-cell>
          <table:table-cell office:value-type="percentage" office:value="0.4249" calcext:value-type="percentage">
            <text:p>42.49%</text:p>
          </table:table-cell>
          <table:table-cell office:value-type="percentage" office:value="0.4255" calcext:value-type="percentage">
            <text:p>42.55%</text:p>
          </table:table-cell>
          <table:table-cell office:value-type="percentage" office:value="0.3571" calcext:value-type="percentage">
            <text:p>35.71%</text:p>
          </table:table-cell>
          <table:table-cell office:value-type="percentage" office:value="0.4173" calcext:value-type="percentage">
            <text:p>41.73%</text:p>
          </table:table-cell>
          <table:table-cell office:value-type="percentage" office:value="0.4315" calcext:value-type="percentage">
            <text:p>43.15%</text:p>
          </table:table-cell>
          <table:table-cell office:value-type="percentage" office:value="0.4187" calcext:value-type="percentage">
            <text:p>41.87%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w Orleans</text:p>
          </table:table-cell>
          <table:table-cell office:value-type="percentage" office:value="0.4462" calcext:value-type="percentage">
            <text:p>44.62%</text:p>
          </table:table-cell>
          <table:table-cell office:value-type="percentage" office:value="0.4167" calcext:value-type="percentage">
            <text:p>41.67%</text:p>
          </table:table-cell>
          <table:table-cell office:value-type="percentage" office:value="0.3846" calcext:value-type="percentage">
            <text:p>38.46%</text:p>
          </table:table-cell>
          <table:table-cell office:value-type="percentage" office:value="0.4344" calcext:value-type="percentage">
            <text:p>43.44%</text:p>
          </table:table-cell>
          <table:table-cell office:value-type="percentage" office:value="0.4565" calcext:value-type="percentage">
            <text:p>45.65%</text:p>
          </table:table-cell>
          <table:table-cell office:value-type="percentage" office:value="0.3886" calcext:value-type="percentage">
            <text:p>38.86%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Y Giants</text:p>
          </table:table-cell>
          <table:table-cell office:value-type="percentage" office:value="0.3807" calcext:value-type="percentage">
            <text:p>38.07%</text:p>
          </table:table-cell>
          <table:table-cell office:value-type="percentage" office:value="0.359" calcext:value-type="percentage">
            <text:p>35.9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478" calcext:value-type="percentage">
            <text:p>34.78%</text:p>
          </table:table-cell>
          <table:table-cell office:value-type="percentage" office:value="0.4048" calcext:value-type="percentage">
            <text:p>40.48%</text:p>
          </table:table-cell>
          <table:table-cell office:value-type="percentage" office:value="0.3889" calcext:value-type="percentage">
            <text:p>38.89%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Y Jets</text:p>
          </table:table-cell>
          <table:table-cell office:value-type="percentage" office:value="0.4304" calcext:value-type="percentage">
            <text:p>43.04%</text:p>
          </table:table-cell>
          <table:table-cell office:value-type="percentage" office:value="0.4348" calcext:value-type="percentage">
            <text:p>43.48%</text:p>
          </table:table-cell>
          <table:table-cell office:value-type="percentage" office:value="0.2727" calcext:value-type="percentage">
            <text:p>27.27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3814" calcext:value-type="percentage">
            <text:p>38.14%</text:p>
          </table:table-cell>
          <table:table-cell office:value-type="percentage" office:value="0.3529" calcext:value-type="percentage">
            <text:p>35.29%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akland</text:p>
          </table:table-cell>
          <table:table-cell office:value-type="percentage" office:value="0.3632" calcext:value-type="percentage">
            <text:p>36.32%</text:p>
          </table:table-cell>
          <table:table-cell office:value-type="percentage" office:value="0.4324" calcext:value-type="percentage">
            <text:p>43.24%</text:p>
          </table:table-cell>
          <table:table-cell office:value-type="percentage" office:value="0.2727" calcext:value-type="percentage">
            <text:p>27.27%</text:p>
          </table:table-cell>
          <table:table-cell office:value-type="percentage" office:value="0.3853" calcext:value-type="percentage">
            <text:p>38.53%</text:p>
          </table:table-cell>
          <table:table-cell office:value-type="percentage" office:value="0.3398" calcext:value-type="percentage">
            <text:p>33.98%</text:p>
          </table:table-cell>
          <table:table-cell office:value-type="percentage" office:value="0.3972" calcext:value-type="percentage">
            <text:p>39.72%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hiladelphia</text:p>
          </table:table-cell>
          <table:table-cell office:value-type="percentage" office:value="0.4128" calcext:value-type="percentage">
            <text:p>41.28%</text:p>
          </table:table-cell>
          <table:table-cell office:value-type="percentage" office:value="0.3514" calcext:value-type="percentage">
            <text:p>35.14%</text:p>
          </table:table-cell>
          <table:table-cell office:value-type="percentage" office:value="0.3846" calcext:value-type="percentage">
            <text:p>38.46%</text:p>
          </table:table-cell>
          <table:table-cell office:value-type="percentage" office:value="0.3615" calcext:value-type="percentage">
            <text:p>36.15%</text:p>
          </table:table-cell>
          <table:table-cell office:value-type="percentage" office:value="0.4762" calcext:value-type="percentage">
            <text:p>47.62%</text:p>
          </table:table-cell>
          <table:table-cell office:value-type="percentage" office:value="0.3273" calcext:value-type="percentage">
            <text:p>32.73%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ttsburgh</text:p>
          </table:table-cell>
          <table:table-cell table:number-columns-repeated="2" office:value-type="percentage" office:value="0.4286" calcext:value-type="percentage">
            <text:p>42.86%</text:p>
          </table:table-cell>
          <table:table-cell office:value-type="percentage" office:value="0.5455" calcext:value-type="percentage">
            <text:p>54.55%</text:p>
          </table:table-cell>
          <table:table-cell office:value-type="percentage" office:value="0.4425" calcext:value-type="percentage">
            <text:p>44.25%</text:p>
          </table:table-cell>
          <table:table-cell office:value-type="percentage" office:value="0.4135" calcext:value-type="percentage">
            <text:p>41.35%</text:p>
          </table:table-cell>
          <table:table-cell office:value-type="percentage" office:value="0.3952" calcext:value-type="percentage">
            <text:p>39.52%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n Diego</text:p>
          </table:table-cell>
          <table:table-cell office:value-type="percentage" office:value="0.4273" calcext:value-type="percentage">
            <text:p>42.73%</text:p>
          </table:table-cell>
          <table:table-cell office:value-type="percentage" office:value="0.325" calcext:value-type="percentage">
            <text:p>32.50%</text:p>
          </table:table-cell>
          <table:table-cell office:value-type="percentage" office:value="0.3571" calcext:value-type="percentage">
            <text:p>35.71%</text:p>
          </table:table-cell>
          <table:table-cell office:value-type="percentage" office:value="0.3982" calcext:value-type="percentage">
            <text:p>39.82%</text:p>
          </table:table-cell>
          <table:table-cell office:value-type="percentage" office:value="0.4561" calcext:value-type="percentage">
            <text:p>45.61%</text:p>
          </table:table-cell>
          <table:table-cell office:value-type="percentage" office:value="0.4231" calcext:value-type="percentage">
            <text:p>42.31%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n Francisco</text:p>
          </table:table-cell>
          <table:table-cell office:value-type="percentage" office:value="0.3445" calcext:value-type="percentage">
            <text:p>34.45%</text:p>
          </table:table-cell>
          <table:table-cell office:value-type="percentage" office:value="0.3913" calcext:value-type="percentage">
            <text:p>39.13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131" calcext:value-type="percentage">
            <text:p>31.31%</text:p>
          </table:table-cell>
          <table:table-cell office:value-type="percentage" office:value="0.3727" calcext:value-type="percentage">
            <text:p>37.27%</text:p>
          </table:table-cell>
          <table:table-cell office:value-type="percentage" office:value="0.2402" calcext:value-type="percentage">
            <text:p>24.02%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eattle</text:p>
          </table:table-cell>
          <table:table-cell office:value-type="percentage" office:value="0.3701" calcext:value-type="percentage">
            <text:p>37.01%</text:p>
          </table:table-cell>
          <table:table-cell office:value-type="percentage" office:value="0.3864" calcext:value-type="percentage">
            <text:p>38.64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3926" calcext:value-type="percentage">
            <text:p>39.26%</text:p>
          </table:table-cell>
          <table:table-cell office:value-type="percentage" office:value="0.3445" calcext:value-type="percentage">
            <text:p>34.45%</text:p>
          </table:table-cell>
          <table:table-cell office:value-type="percentage" office:value="0.3983" calcext:value-type="percentage">
            <text:p>39.83%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 Louis</text:p>
          </table:table-cell>
          <table:table-cell office:value-type="percentage" office:value="0.3739" calcext:value-type="percentage">
            <text:p>37.39%</text:p>
          </table:table-cell>
          <table:table-cell office:value-type="percentage" office:value="0.3415" calcext:value-type="percentage">
            <text:p>34.15%</text:p>
          </table:table-cell>
          <table:table-cell office:value-type="percentage" office:value="0.4167" calcext:value-type="percentage">
            <text:p>41.67%</text:p>
          </table:table-cell>
          <table:table-cell office:value-type="percentage" office:value="0.3826" calcext:value-type="percentage">
            <text:p>38.26%</text:p>
          </table:table-cell>
          <table:table-cell office:value-type="percentage" office:value="0.3645" calcext:value-type="percentage">
            <text:p>36.45%</text:p>
          </table:table-cell>
          <table:table-cell office:value-type="percentage" office:value="0.3649" calcext:value-type="percentage">
            <text:p>36.49%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ampa Bay</text:p>
          </table:table-cell>
          <table:table-cell office:value-type="percentage" office:value="0.3694" calcext:value-type="percentage">
            <text:p>36.94%</text:p>
          </table:table-cell>
          <table:table-cell office:value-type="percentage" office:value="0.3864" calcext:value-type="percentage">
            <text:p>38.64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3645" calcext:value-type="percentage">
            <text:p>36.45%</text:p>
          </table:table-cell>
          <table:table-cell office:value-type="percentage" office:value="0.3739" calcext:value-type="percentage">
            <text:p>37.39%</text:p>
          </table:table-cell>
          <table:table-cell office:value-type="percentage" office:value="0.3915" calcext:value-type="percentage">
            <text:p>39.15%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ennessee</text:p>
          </table:table-cell>
          <table:table-cell office:value-type="percentage" office:value="0.3268" calcext:value-type="percentage">
            <text:p>32.68%</text:p>
          </table:table-cell>
          <table:table-cell office:value-type="percentage" office:value="0.2703" calcext:value-type="percentage">
            <text:p>27.03%</text:p>
          </table:table-cell>
          <table:table-cell office:value-type="percentage" office:value="0.2857" calcext:value-type="percentage">
            <text:p>28.57%</text:p>
          </table:table-cell>
          <table:table-cell office:value-type="percentage" office:value="0.3474" calcext:value-type="percentage">
            <text:p>34.74%</text:p>
          </table:table-cell>
          <table:table-cell office:value-type="percentage" office:value="0.3091" calcext:value-type="percentage">
            <text:p>30.91%</text:p>
          </table:table-cell>
          <table:table-cell office:value-type="percentage" office:value="0.344" calcext:value-type="percentage">
            <text:p>34.40%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ashington</text:p>
          </table:table-cell>
          <table:table-cell office:value-type="percentage" office:value="0.3744" calcext:value-type="percentage">
            <text:p>37.44%</text:p>
          </table:table-cell>
          <table:table-cell office:value-type="percentage" office:value="0.3889" calcext:value-type="percentage">
            <text:p>38.89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3981" calcext:value-type="percentage">
            <text:p>39.81%</text:p>
          </table:table-cell>
          <table:table-cell office:value-type="percentage" office:value="0.3495" calcext:value-type="percentage">
            <text:p>34.95%</text:p>
          </table:table-cell>
          <table:table-cell office:value-type="percentage" office:value="0.4046" calcext:value-type="percentage">
            <text:p>40.46%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T" style:display-name="PageStyle_NFL Football Stats - NFL Team 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